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HttpMessageConverter.setSupportDtd( boolean supportDt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HttpMessageConverter.transform( Source source , 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ingOutputStrea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HttpMessageConverter.readDOMSource( InputStream body , HttpInputMessage input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ourceHttp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HttpMessageConverter.writeInternal( T t , HttpOutputMessage output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ourceHttpMessageConverter.isProcessExternalEnt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HttpMessageConverter.readSAXSource( InputStream body , HttpInputMessage inpu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ourceHttpMessageConverter.setProcessExternalEntities( boolean processExternalEnti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HttpMessageConverter.getContentLength( T t , @ Nullable MediaType cont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urceHttpMessageConverter.Source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HttpMessageConverter.isSupport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HttpMessageConverter.readStAXSource( InputStream body , HttpInputMessage inpu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untingOutputStream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HttpMessageConverter.readInternal( Class &lt; ? extends T &gt; clazz , HttpInputMessage input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unting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HttpMessageConverter.readStreamSource( InputStream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